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5-05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5-04-2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5-03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5-02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5-01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4-12-2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4-11-2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4-10-3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4-09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4-08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4-07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4-06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4-05-3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4-04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4-03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4-02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4-01-3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3-12-2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3-11-2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3-10-2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3-09-2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3-08-3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3-07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3-06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3-05-3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3-05-0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3-04-2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3-03-2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3-02-2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3-01-3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2-12-2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2-11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2-10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2-09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2-08-2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2-07-2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2-06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2-05-3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2-04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2-03-2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2-02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2-01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1-12-2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1-11-2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1-10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1-09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1-07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1-06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1-05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1-04-20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1-03-2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1-02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1-01-2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0-12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0-11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0-10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0-09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0-08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0-07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0-06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0-06-2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0-05-2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0-04-2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0-02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20-01-2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9-12-3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9-11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9-10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9-09-2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9-08-1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9-07-23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9-06-1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9-05-2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9-04-3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9-03-1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9-02-2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8-12-1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8-11-2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8-10-2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8-09-2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8-08-2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8-07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8-06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8-05-2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8-04-1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8-03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8-02-2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8-01-2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7-12-1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7-11-2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7-10-2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7-09-2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7-08-3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7-07-2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7-06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7-05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7-04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7-03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7-02-2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7-01-2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6-12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6-11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6-11-0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6-09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6-08-2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6-07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6-06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6-05-2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6-04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6-03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6-02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6-01-2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5-12-2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5-11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5-10-2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5-09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5-08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5-07-2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5-06-2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5-05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5-04-2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5-01-2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4-12-1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4-11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4-10-2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4-09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4-08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4-07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4-06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4-05-2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4-04-3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4-03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4-02-2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4-01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3-12-3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3-11-27 0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3-10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3-09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3-08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3-07-3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3-06-2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3-05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3-04-3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3-03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3-02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3-02-0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2-12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2-11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2-11-0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2-09-2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2-08-2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2-07-24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2-06-2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2-05-23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2-05-0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2-03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2-02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2-01-2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1-12-27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1-11-2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1-10-2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1-09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1-08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1-07-26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1-06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1-05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1-04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1-03-28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1-02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1-01-24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0-12-20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0-11-23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0-10-2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0-09-2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0-08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0-07-2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0-06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0-05-24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0-04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0-03-2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0-02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10-01-2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9-12-2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9-11-2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9-10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9-09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9-08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9-07-3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9-06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9-05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9-04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9-03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9-02-2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9-01-2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8-12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8-11-2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8-10-2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8-09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8-08-2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8-07-3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8-06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8-05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8-04-2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8-03-2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8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7-12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7-11-3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7-10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7-09-2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7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200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4-12-28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4-11-23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4-10-28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4-09-28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4-08-02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4-06-28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4-05-27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126071455501</text:p>
          </table:table-cell>
          <table:table-cell office:value-type="string" calcext:value-type="string">
            <text:p>RI-HOW <text:s text:c="2"/>67</text:p>
          </table:table-cell>
          <table:table-cell office:value-type="string" calcext:value-type="string">
            <text:p>195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64" meta:object-count="0"/>
    <meta:user-defined meta:name="AppVersion">3.0</meta:user-defined>
  </office:meta>
</office:document-meta>
</file>